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138in"/>
    </style:style>
    <style:style style:name="co2" style:family="table-column">
      <style:table-column-properties fo:break-before="auto" style:column-width="0.833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Ocupação</text:p>
          </table:table-cell>
          <table:table-cell office:value-type="string" calcext:value-type="string">
            <text:p>Inserção Encadeada</text:p>
          </table:table-cell>
          <table:table-cell office:value-type="string" calcext:value-type="string">
            <text:p>Pesquisa Encadeada</text:p>
          </table:table-cell>
          <table:table-cell office:value-type="string" calcext:value-type="string">
            <text:p>Inserção Aberta</text:p>
          </table:table-cell>
          <table:table-cell office:value-type="string" calcext:value-type="string">
            <text:p>Pesquisa Aberta</text:p>
          </table:table-cell>
          <table:table-cell>
            <draw:frame table:end-cell-address="Plan1.N14" table:end-x="0.2476in" table:end-y="0.1043in" draw:z-index="0" draw:name="Gráfico 2" draw:style-name="gr1" draw:text-style-name="P1" svg:width="6.8382in" svg:height="2.713in" svg:x="0.0815in" svg:y="0.0996in">
              <draw:object draw:notify-on-update-of-ranges="Plan1.A2:Plan1.A7 Plan1.B2:Plan1.B7 Plan1.D2:Plan1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percentage" office:value="0.1" calcext:value-type="percentage">
            <text:p>10%</text:p>
          </table:table-cell>
          <table:table-cell office:value-type="float" office:value="1.0086" calcext:value-type="float">
            <text:p>1.0086</text:p>
          </table:table-cell>
          <table:table-cell office:value-type="float" office:value="1.131" calcext:value-type="float">
            <text:p>1.131</text:p>
          </table:table-cell>
          <table:table-cell office:value-type="float" office:value="1.1069" calcext:value-type="float">
            <text:p>1.1069</text:p>
          </table:table-cell>
          <table:table-cell office:value-type="float" office:value="1.1087" calcext:value-type="float">
            <text:p>1.1087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%</text:p>
          </table:table-cell>
          <table:table-cell office:value-type="float" office:value="1.0764" calcext:value-type="float">
            <text:p>1.0764</text:p>
          </table:table-cell>
          <table:table-cell office:value-type="float" office:value="1.4079" calcext:value-type="float">
            <text:p>1.4079</text:p>
          </table:table-cell>
          <table:table-cell office:value-type="float" office:value="1.3564" calcext:value-type="float">
            <text:p>1.3564</text:p>
          </table:table-cell>
          <table:table-cell office:value-type="float" office:value="1.3623" calcext:value-type="float">
            <text:p>1.3623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%</text:p>
          </table:table-cell>
          <table:table-cell office:value-type="float" office:value="1.2711" calcext:value-type="float">
            <text:p>1.2711</text:p>
          </table:table-cell>
          <table:table-cell office:value-type="float" office:value="1.7894" calcext:value-type="float">
            <text:p>1.7894</text:p>
          </table:table-cell>
          <table:table-cell office:value-type="float" office:value="2.3887" calcext:value-type="float">
            <text:p>2.3887</text:p>
          </table:table-cell>
          <table:table-cell office:value-type="float" office:value="2.4142" calcext:value-type="float">
            <text:p>2.4142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%</text:p>
          </table:table-cell>
          <table:table-cell office:value-type="float" office:value="1.5801" calcext:value-type="float">
            <text:p>1.5801</text:p>
          </table:table-cell>
          <table:table-cell office:value-type="float" office:value="2.2447" calcext:value-type="float">
            <text:p>2.2447</text:p>
          </table:table-cell>
          <table:table-cell office:value-type="float" office:value="7.3127" calcext:value-type="float">
            <text:p>7.3127</text:p>
          </table:table-cell>
          <table:table-cell office:value-type="float" office:value="7.4789" calcext:value-type="float">
            <text:p>7.4789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%</text:p>
          </table:table-cell>
          <table:table-cell office:value-type="float" office:value="1.8866" calcext:value-type="float">
            <text:p>1.8866</text:p>
          </table:table-cell>
          <table:table-cell office:value-type="float" office:value="2.6106" calcext:value-type="float">
            <text:p>2.6106</text:p>
          </table:table-cell>
          <table:table-cell office:value-type="float" office:value="324.784" calcext:value-type="float">
            <text:p>324.784</text:p>
          </table:table-cell>
          <table:table-cell office:value-type="float" office:value="341.033" calcext:value-type="float">
            <text:p>341.033</text:p>
          </table:table-cell>
          <table:table-cell table:number-columns-repeated="1019"/>
        </table:table-row>
        <table:table-row table:style-name="ro1">
          <table:table-cell table:style-name="ce2" office:value-type="percentage" office:value="2" calcext:value-type="percentage">
            <text:p>200%</text:p>
          </table:table-cell>
          <table:table-cell office:value-type="float" office:value="2.7605" calcext:value-type="float">
            <text:p>2.7605</text:p>
          </table:table-cell>
          <table:table-cell office:value-type="float" office:value="3.5524" calcext:value-type="float">
            <text:p>3.5524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Plan1.N27" table:end-x="0.2476in" table:end-y="0.172in" draw:z-index="1" draw:name="Gráfico 3" draw:style-name="gr1" draw:text-style-name="P1" svg:width="6.8382in" svg:height="2.713in" svg:x="0.0815in" svg:y="0.1673in">
              <draw:object draw:notify-on-update-of-ranges="Plan1.A2:Plan1.A7 Plan1.C2:Plan1.C7 Plan1.E2:Plan1.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</meta:initial-creator>
    <dc:creator>lia </dc:creator>
    <meta:creation-date>2016-05-07T00:51:08</meta:creation-date>
    <dc:date>2016-05-13T18:09:48.040029844</dc:date>
    <meta:generator>LibreOffice/4.2.8.2$Linux_X86_64 LibreOffice_project/420m0$Build-2</meta:generator>
    <meta:document-statistic meta:table-count="1" meta:cell-count="33" meta:object-count="2"/>
    <meta:user-defined meta:name="AppVersion">15.0300</meta:user-defined>
    <meta:user-defined meta:name="Company">UNIVAL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37cm" svg:height="6.892cm" xlink:href=".." xlink:type="simple" chart:class="chart:line" chart:style-name="ch1">
        <chart:title svg:x="7.524cm" svg:y="0.273cm" chart:style-name="ch2">
          <text:p>Inserção</text:p>
        </chart:title>
        <chart:plot-area chart:style-name="ch3" table:cell-range-address="Plan1.A2:Plan1.B7 Plan1.D2:Plan1.D6" chart:data-source-has-labels="both" svg:x="0.347cm" svg:y="1.315cm" svg:width="16.676cm" svg:height="5.44cm">
          <chartooo:coordinate-region svg:x="1.295cm" svg:y="1.514cm" svg:width="15.263cm" svg:height="4.744cm"/>
          <chart:axis chart:dimension="x" chart:name="primary-x" chart:style-name="ch4" chartooo:axis-type="auto">
            <chartooo:date-scale/>
            <chart:categories table:cell-range-address="Plan1.A2:Plan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1.B2:Plan1.B7" chart:label-cell-address="&quot;Encadeada&quot;" chart:class="chart:line">
            <chart:data-point chart:repeated="6"/>
          </chart:series>
          <chart:series chart:style-name="ch8" chart:values-cell-range-address="Plan1.D2:Plan1.D6" chart:label-cell-address="&quot;Aberta&quot;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adeada</text:p>
              </table:table-cell>
              <table:table-cell office:value-type="string">
                <text:p>Aberta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1.A2:Plan1.A7</svg:desc>
                </draw:g>
              </table:table-cell>
              <table:table-cell office:value-type="float" office:value="1.0086">
                <text:p>1.0086</text:p>
                <draw:g>
                  <svg:desc>Plan1.B2:Plan1.B7</svg:desc>
                </draw:g>
              </table:table-cell>
              <table:table-cell office:value-type="float" office:value="1.1069">
                <text:p>1.1069</text:p>
                <draw:g>
                  <svg:desc>Plan1.D2:Plan1.D6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1.0764">
                <text:p>1.0764</text:p>
              </table:table-cell>
              <table:table-cell office:value-type="float" office:value="1.3564">
                <text:p>1.356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2711">
                <text:p>1.2711</text:p>
              </table:table-cell>
              <table:table-cell office:value-type="float" office:value="2.3887">
                <text:p>2.3887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1.5801">
                <text:p>1.5801</text:p>
              </table:table-cell>
              <table:table-cell office:value-type="float" office:value="7.3127">
                <text:p>7.312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8866">
                <text:p>1.8866</text:p>
              </table:table-cell>
              <table:table-cell office:value-type="float" office:value="324.784">
                <text:p>324.78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605">
                <text:p>2.76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37cm" svg:height="6.892cm" xlink:href=".." xlink:type="simple" chart:class="chart:line" chart:style-name="ch1">
        <chart:title svg:x="7.498cm" svg:y="0.273cm" chart:style-name="ch2">
          <text:p>Pesquisa</text:p>
        </chart:title>
        <chart:plot-area chart:style-name="ch3" table:cell-range-address="Plan1.A2:Plan1.A7 Plan1.C2:Plan1.C7 Plan1.E2:Plan1.E6" chart:data-source-has-labels="both" svg:x="0.347cm" svg:y="1.315cm" svg:width="16.676cm" svg:height="5.44cm">
          <chartooo:coordinate-region svg:x="1.295cm" svg:y="1.514cm" svg:width="15.263cm" svg:height="4.744cm"/>
          <chart:axis chart:dimension="x" chart:name="primary-x" chart:style-name="ch4" chartooo:axis-type="auto">
            <chartooo:date-scale/>
            <chart:categories table:cell-range-address="Plan1.A2:Plan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1.C2:Plan1.C7" chart:label-cell-address="&quot;Encadeada&quot;" chart:class="chart:line">
            <chart:data-point chart:repeated="6"/>
          </chart:series>
          <chart:series chart:style-name="ch8" chart:values-cell-range-address="Plan1.E2:Plan1.E6" chart:label-cell-address="&quot;Aberta&quot;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adeada</text:p>
              </table:table-cell>
              <table:table-cell office:value-type="string">
                <text:p>Aberta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1.A2:Plan1.A7</svg:desc>
                </draw:g>
              </table:table-cell>
              <table:table-cell office:value-type="float" office:value="1.131">
                <text:p>1.131</text:p>
                <draw:g>
                  <svg:desc>Plan1.C2:Plan1.C7</svg:desc>
                </draw:g>
              </table:table-cell>
              <table:table-cell office:value-type="float" office:value="1.1087">
                <text:p>1.1087</text:p>
                <draw:g>
                  <svg:desc>Plan1.E2:Plan1.E6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1.4079">
                <text:p>1.4079</text:p>
              </table:table-cell>
              <table:table-cell office:value-type="float" office:value="1.3623">
                <text:p>1.362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7894">
                <text:p>1.7894</text:p>
              </table:table-cell>
              <table:table-cell office:value-type="float" office:value="2.4142">
                <text:p>2.4142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2.2447">
                <text:p>2.2447</text:p>
              </table:table-cell>
              <table:table-cell office:value-type="float" office:value="7.4789">
                <text:p>7.478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6106">
                <text:p>2.6106</text:p>
              </table:table-cell>
              <table:table-cell office:value-type="float" office:value="341.033">
                <text:p>341.0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5524">
                <text:p>3.55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